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2" table:default-cell-style-name="ce12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1" table:default-cell-style-name="ce12"/>
        <table:table-column table:style-name="co5" table:default-cell-style-name="ce15"/>
        <table:table-column table:style-name="co1" table:default-cell-style-name="ce9"/>
        <table:table-column table:style-name="co6" table:default-cell-style-name="ce19"/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_1/2</text:p>
          </table:table-cell>
          <table:table-cell table:style-name="ce4" office:value-type="string" calcext:value-type="string">
            <text:p>T_1/2 (s)</text:p>
          </table:table-cell>
          <table:table-cell table:style-name="ce4" office:value-type="string" calcext:value-type="string">
            <text:p>A0 (Bq)</text:p>
          </table:table-cell>
          <table:table-cell table:style-name="ce4" office:value-type="string" calcext:value-type="string">
            <text:p>Date_A0</text:p>
          </table:table-cell>
          <table:table-cell table:style-name="ce4" office:value-type="string" calcext:value-type="string">
            <text:p>Date_t</text:p>
          </table:table-cell>
          <table:table-cell table:style-name="ce4" office:value-type="string" calcext:value-type="string">
            <text:p>t (horas)</text:p>
          </table:table-cell>
          <table:table-cell table:style-name="ce4" office:value-type="string" calcext:value-type="string">
            <text:p>t (s)</text:p>
          </table:table-cell>
          <table:table-cell table:style-name="ce4" office:value-type="string" calcext:value-type="string">
            <text:p>A_t</text:p>
          </table:table-cell>
          <table:table-cell table:style-name="ce4" office:value-type="string" calcext:value-type="string">
            <text:p>t_med (s)</text:p>
          </table:table-cell>
          <table:table-cell table:style-name="ce17"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37Cs</text:p>
          </table:table-cell>
          <table:table-cell table:style-name="ce8" office:value-type="string" calcext:value-type="string">
            <text:p>30,08 anos</text:p>
          </table:table-cell>
          <table:table-cell table:style-name="ce11" table:formula="of:=30.08*365.25*24*3600" office:value-type="float" office:value="949252608" calcext:value-type="float">
            <text:p>9,4925E+08</text:p>
          </table:table-cell>
          <table:table-cell table:style-name="ce8" office:value-type="float" office:value="4360" calcext:value-type="float">
            <text:p>4360</text:p>
          </table:table-cell>
          <table:table-cell table:style-name="ce8" office:value-type="string" calcext:value-type="string">
            <text:p>20/06/2020</text:p>
          </table:table-cell>
          <table:table-cell table:style-name="ce8" office:value-type="string" calcext:value-type="string">
            <text:p>17/07/2024 @ 11h10</text:p>
          </table:table-cell>
          <table:table-cell table:style-name="ce8" table:formula="of:=(365+366+27)*24-2+0.2" office:value-type="float" office:value="18190.2" calcext:value-type="float">
            <text:p>18190,2</text:p>
          </table:table-cell>
          <table:table-cell table:style-name="ce11" table:formula="of:=[.H3]*3600" office:value-type="float" office:value="65484720" calcext:value-type="float">
            <text:p>6,5485E+07</text:p>
          </table:table-cell>
          <table:table-cell table:style-name="ce14" table:formula="of:=[.E3]*EXP(-LN(2)*[.I3]/[.D3])" office:value-type="float" office:value="4156.42326740597" calcext:value-type="float">
            <text:p>4156,42</text:p>
          </table:table-cell>
          <table:table-cell table:style-name="ce8" office:value-type="float" office:value="900" calcext:value-type="float">
            <text:p>900</text:p>
          </table:table-cell>
          <table:table-cell table:style-name="ce18" table:formula="of:=[.J3]*[.K3]" office:value-type="float" office:value="3740780.94066538" calcext:value-type="float">
            <text:p>3740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1h37</text:p>
          </table:table-cell>
          <table:table-cell table:formula="of:=(365+366+27)*24-2+0.6" office:value-type="float" office:value="18190.6" calcext:value-type="float">
            <text:p>18190,6</text:p>
          </table:table-cell>
          <table:table-cell table:formula="of:=[.H4]*3600" office:value-type="float" office:value="65486160" calcext:value-type="float">
            <text:p>6,5486E+07</text:p>
          </table:table-cell>
          <table:table-cell table:formula="of:=[.E4]*EXP(-LN(2)*[.I4]/[.D4])" office:value-type="float" office:value="4156.41889696063" calcext:value-type="float">
            <text:p>4156,42</text:p>
          </table:table-cell>
          <table:table-cell office:value-type="float" office:value="900" calcext:value-type="float">
            <text:p>900</text:p>
          </table:table-cell>
          <table:table-cell table:formula="of:=[.J4]*[.K4]" office:value-type="float" office:value="3740777.00726457" calcext:value-type="float">
            <text:p>3740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1h55</text:p>
          </table:table-cell>
          <table:table-cell table:formula="of:=(365+366+19)*24-1" office:value-type="float" office:value="17999" calcext:value-type="float">
            <text:p>17999</text:p>
          </table:table-cell>
          <table:table-cell table:formula="of:=[.H5]*3600" office:value-type="float" office:value="64796400" calcext:value-type="float">
            <text:p>6,4796E+07</text:p>
          </table:table-cell>
          <table:table-cell table:formula="of:=[.E5]*EXP(-LN(2)*[.I5]/[.D5])" office:value-type="float" office:value="3645.25267975797" calcext:value-type="float">
            <text:p>3645,25</text:p>
          </table:table-cell>
          <table:table-cell office:value-type="float" office:value="900" calcext:value-type="float">
            <text:p>900</text:p>
          </table:table-cell>
          <table:table-cell table:formula="of:=[.J5]*[.K5]" office:value-type="float" office:value="3280727.41178217" calcext:value-type="float">
            <text:p>3280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2h16</text:p>
          </table:table-cell>
          <table:table-cell table:formula="of:=(365+366+17)*24+0.25" office:value-type="float" office:value="17952.25" calcext:value-type="float">
            <text:p>17952,25</text:p>
          </table:table-cell>
          <table:table-cell table:formula="of:=[.H6]*3600" office:value-type="float" office:value="64628100" calcext:value-type="float">
            <text:p>6,4628E+07</text:p>
          </table:table-cell>
          <table:table-cell table:formula="of:=[.E6]*EXP(-LN(2)*[.I6]/[.D6])" office:value-type="float" office:value="3687.03183084608" calcext:value-type="float">
            <text:p>3687,03</text:p>
          </table:table-cell>
          <table:table-cell office:value-type="float" office:value="900" calcext:value-type="float">
            <text:p>900</text:p>
          </table:table-cell>
          <table:table-cell table:formula="of:=[.J6]*[.K6]" office:value-type="float" office:value="3318328.64776148" calcext:value-type="float">
            <text:p>3318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Co</text:p>
          </table:table-cell>
          <table:table-cell office:value-type="string" calcext:value-type="string">
            <text:p>1925,28 dias</text:p>
          </table:table-cell>
          <table:table-cell table:formula="of:=1925.28*24*3600" office:value-type="float" office:value="166344192" calcext:value-type="float">
            <text:p>1,6634E+08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29/06/2022 @ 13h</text:p>
          </table:table-cell>
          <table:table-cell office:value-type="string" calcext:value-type="string">
            <text:p>17/07/2024 @ 12h33</text:p>
          </table:table-cell>
          <table:table-cell office:value-type="float" office:value="18000.5" calcext:value-type="float">
            <text:p>18000,5</text:p>
          </table:table-cell>
          <table:table-cell table:formula="of:=[.H7]*3600" office:value-type="float" office:value="64801800" calcext:value-type="float">
            <text:p>6,4802E+07</text:p>
          </table:table-cell>
          <table:table-cell table:formula="of:=[.E7]*EXP(-LN(2)*[.I7]/[.D7])" office:value-type="float" office:value="3046.56966553337" calcext:value-type="float">
            <text:p>3046,57</text:p>
          </table:table-cell>
          <table:table-cell office:value-type="float" office:value="900" calcext:value-type="float">
            <text:p>900</text:p>
          </table:table-cell>
          <table:table-cell table:formula="of:=[.J7]*[.K7]" office:value-type="float" office:value="2741912.69898003" calcext:value-type="float">
            <text:p>27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2h56</text:p>
          </table:table-cell>
          <table:table-cell table:formula="of:=(365+366+27)*24" office:value-type="float" office:value="18192" calcext:value-type="float">
            <text:p>18192</text:p>
          </table:table-cell>
          <table:table-cell table:formula="of:=[.H8]*3600" office:value-type="float" office:value="65491200" calcext:value-type="float">
            <text:p>6,5491E+07</text:p>
          </table:table-cell>
          <table:table-cell table:formula="of:=[.E8]*EXP(-LN(2)*[.I8]/[.D8])" office:value-type="float" office:value="4156.40360043813" calcext:value-type="float">
            <text:p>4156,40</text:p>
          </table:table-cell>
          <table:table-cell office:value-type="float" office:value="900" calcext:value-type="float">
            <text:p>900</text:p>
          </table:table-cell>
          <table:table-cell table:formula="of:=[.J8]*[.K8]" office:value-type="float" office:value="3740763.24039432" calcext:value-type="float">
            <text:p>3740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3h13</text:p>
          </table:table-cell>
          <table:table-cell table:formula="of:=(365+366+19)*24+0.3" office:value-type="float" office:value="18000.3" calcext:value-type="float">
            <text:p>18000,3</text:p>
          </table:table-cell>
          <table:table-cell table:formula="of:=[.H9]*3600" office:value-type="float" office:value="64801080" calcext:value-type="float">
            <text:p>6,4801E+07</text:p>
          </table:table-cell>
          <table:table-cell table:formula="of:=[.E9]*EXP(-LN(2)*[.I9]/[.D9])" office:value-type="float" office:value="3645.22495849455" calcext:value-type="float">
            <text:p>3645,22</text:p>
          </table:table-cell>
          <table:table-cell office:value-type="float" office:value="900" calcext:value-type="float">
            <text:p>900</text:p>
          </table:table-cell>
          <table:table-cell table:formula="of:=[.J9]*[.K9]" office:value-type="float" office:value="3280702.46264509" calcext:value-type="float">
            <text:p>3280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3h43</text:p>
          </table:table-cell>
          <table:table-cell table:formula="of:=(365+366+17)*24+0.75" office:value-type="float" office:value="17952.75" calcext:value-type="float">
            <text:p>17952,75</text:p>
          </table:table-cell>
          <table:table-cell table:formula="of:=[.H10]*3600" office:value-type="float" office:value="64629900" calcext:value-type="float">
            <text:p>6,4630E+07</text:p>
          </table:table-cell>
          <table:table-cell table:formula="of:=[.E10]*EXP(-LN(2)*[.I10]/[.D10])" office:value-type="float" office:value="3687.01801503299" calcext:value-type="float">
            <text:p>3687,02</text:p>
          </table:table-cell>
          <table:table-cell office:value-type="float" office:value="900" calcext:value-type="float">
            <text:p>900</text:p>
          </table:table-cell>
          <table:table-cell table:formula="of:=[.J10]*[.K10]" office:value-type="float" office:value="3318316.21352969" calcext:value-type="float">
            <text:p>3318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4h02</text:p>
          </table:table-cell>
          <table:table-cell table:formula="of:=(365+366+17)*24+1" office:value-type="float" office:value="17953" calcext:value-type="float">
            <text:p>17953</text:p>
          </table:table-cell>
          <table:table-cell table:formula="of:=[.H11]*3600" office:value-type="float" office:value="64630800" calcext:value-type="float">
            <text:p>6,4631E+07</text:p>
          </table:table-cell>
          <table:table-cell table:formula="of:=[.E11]*EXP(-LN(2)*[.I11]/[.D11])" office:value-type="float" office:value="3687.01110714586" calcext:value-type="float">
            <text:p>3687,01</text:p>
          </table:table-cell>
          <table:table-cell office:value-type="float" office:value="900" calcext:value-type="float">
            <text:p>900</text:p>
          </table:table-cell>
          <table:table-cell table:formula="of:=[.J11]*[.K11]" office:value-type="float" office:value="3318309.99643127" calcext:value-type="float">
            <text:p>331831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152Eu</text:p>
          </table:table-cell>
          <table:table-cell table:style-name="ce10" office:value-type="string" calcext:value-type="string">
            <text:p>13,517 anos</text:p>
          </table:table-cell>
          <table:table-cell table:style-name="ce13" table:formula="of:=13.517*365.25*24*3600" office:value-type="float" office:value="426564079.2" calcext:value-type="float">
            <text:p>4,2656E+08</text:p>
          </table:table-cell>
          <table:table-cell table:style-name="ce10" office:value-type="float" office:value="4050" calcext:value-type="float">
            <text:p>4050</text:p>
          </table:table-cell>
          <table:table-cell table:style-name="ce10" office:value-type="string" calcext:value-type="string">
            <text:p>28/06/2022</text:p>
          </table:table-cell>
          <table:table-cell table:style-name="ce10" office:value-type="string" calcext:value-type="string">
            <text:p>17/07/2024 @ 14h19</text:p>
          </table:table-cell>
          <table:table-cell table:style-name="ce10" table:formula="of:=(365+366+19)*24+1.3" office:value-type="float" office:value="18001.3" calcext:value-type="float">
            <text:p>18001,3</text:p>
          </table:table-cell>
          <table:table-cell table:style-name="ce13" table:formula="of:=[.H12]*3600" office:value-type="float" office:value="64804680" calcext:value-type="float">
            <text:p>6,4805E+07</text:p>
          </table:table-cell>
          <table:table-cell table:style-name="ce16" table:formula="of:=[.E12]*EXP(-LN(2)*[.I12]/[.D12])" office:value-type="float" office:value="3645.20363458921" calcext:value-type="float">
            <text:p>3645,20</text:p>
          </table:table-cell>
          <table:table-cell table:style-name="ce10" office:value-type="float" office:value="900" calcext:value-type="float">
            <text:p>900</text:p>
          </table:table-cell>
          <table:table-cell table:style-name="ce20" table:formula="of:=[.J12]*[.K12]" office:value-type="float" office:value="3280683.27113029" calcext:value-type="float">
            <text:p>3280683</text:p>
          </table:table-cell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152Eu</text:p>
          </table:table-cell>
          <table:table-cell table:style-name="ce34" office:value-type="string" calcext:value-type="string">
            <text:p>13,517 anos</text:p>
          </table:table-cell>
          <table:table-cell table:style-name="ce40" table:formula="of:=13.517*365.25*24*3600" office:value-type="float" office:value="426564079.2" calcext:value-type="float">
            <text:p>4,2656E+08</text:p>
          </table:table-cell>
          <table:table-cell table:style-name="ce34" office:value-type="float" office:value="4050" calcext:value-type="float">
            <text:p>4050</text:p>
          </table:table-cell>
          <table:table-cell table:style-name="ce34" office:value-type="string" calcext:value-type="string">
            <text:p>28/06/2022</text:p>
          </table:table-cell>
          <table:table-cell table:style-name="ce8" office:value-type="string" calcext:value-type="string">
            <text:p>17/07/2024 @ 14h48</text:p>
          </table:table-cell>
          <table:table-cell table:style-name="ce8" table:formula="of:=(365+366+19)*24+1.83" office:value-type="float" office:value="18001.83" calcext:value-type="float">
            <text:p>18001,83</text:p>
          </table:table-cell>
          <table:table-cell table:style-name="ce11" table:formula="of:=[.H13]*3600" office:value-type="float" office:value="64806588" calcext:value-type="float">
            <text:p>6,4807E+07</text:p>
          </table:table-cell>
          <table:table-cell table:style-name="ce14" table:formula="of:=[.E13]*EXP(-LN(2)*[.I13]/[.D13])" office:value-type="float" office:value="3645.19233296996" calcext:value-type="float">
            <text:p>3645,19</text:p>
          </table:table-cell>
          <table:table-cell table:style-name="ce8" office:value-type="float" office:value="900" calcext:value-type="float">
            <text:p>900</text:p>
          </table:table-cell>
          <table:table-cell table:style-name="ce18" table:formula="of:=[.J13]*[.K13]" office:value-type="float" office:value="3280673.09967297" calcext:value-type="float">
            <text:p>3280673</text:p>
          </table:table-cell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137Cs</text:p>
          </table:table-cell>
          <table:table-cell table:style-name="ce35" office:value-type="string" calcext:value-type="string">
            <text:p>30,08 anos</text:p>
          </table:table-cell>
          <table:table-cell table:style-name="ce41" table:formula="of:=30.08*365.25*24*3600" office:value-type="float" office:value="949252608" calcext:value-type="float">
            <text:p>9,4925E+08</text:p>
          </table:table-cell>
          <table:table-cell table:style-name="ce35" office:value-type="float" office:value="4360" calcext:value-type="float">
            <text:p>4360</text:p>
          </table:table-cell>
          <table:table-cell table:style-name="ce35" office:value-type="string" calcext:value-type="string">
            <text:p>20/06/2020</text:p>
          </table:table-cell>
          <table:table-cell office:value-type="string" calcext:value-type="string">
            <text:p>17/07/2024 @ 15h09</text:p>
          </table:table-cell>
          <table:table-cell table:formula="of:=(365+366+27)*24+2.1" office:value-type="float" office:value="18194.1" calcext:value-type="float">
            <text:p>18194,1</text:p>
          </table:table-cell>
          <table:table-cell table:formula="of:=[.H14]*3600" office:value-type="float" office:value="65498760" calcext:value-type="float">
            <text:p>6,5499E+07</text:p>
          </table:table-cell>
          <table:table-cell table:formula="of:=[.E14]*EXP(-LN(2)*[.I14]/[.D14])" office:value-type="float" office:value="4156.38065575992" calcext:value-type="float">
            <text:p>4156,38</text:p>
          </table:table-cell>
          <table:table-cell office:value-type="float" office:value="900" calcext:value-type="float">
            <text:p>900</text:p>
          </table:table-cell>
          <table:table-cell table:formula="of:=[.J14]*[.K14]" office:value-type="float" office:value="3740742.59018393" calcext:value-type="float">
            <text:p>3740743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33Ba</text:p>
          </table:table-cell>
          <table:table-cell table:style-name="ce35" office:value-type="string" calcext:value-type="string">
            <text:p>10,551 anos</text:p>
          </table:table-cell>
          <table:table-cell table:style-name="ce41" table:formula="of:=10.551*365.25*24*3600" office:value-type="float" office:value="332964237.6" calcext:value-type="float">
            <text:p>3,3296E+08</text:p>
          </table:table-cell>
          <table:table-cell table:style-name="ce35" office:value-type="float" office:value="4218" calcext:value-type="float">
            <text:p>4218</text:p>
          </table:table-cell>
          <table:table-cell table:style-name="ce35" office:value-type="string" calcext:value-type="string">
            <text:p>30/06/2022</text:p>
          </table:table-cell>
          <table:table-cell office:value-type="string" calcext:value-type="string">
            <text:p>17/07/2024 @ 15h26</text:p>
          </table:table-cell>
          <table:table-cell table:formula="of:=(365+366+17)*24+2.5" office:value-type="float" office:value="17954.5" calcext:value-type="float">
            <text:p>17954,5</text:p>
          </table:table-cell>
          <table:table-cell table:formula="of:=[.H15]*3600" office:value-type="float" office:value="64636200" calcext:value-type="float">
            <text:p>6,4636E+07</text:p>
          </table:table-cell>
          <table:table-cell table:formula="of:=[.E15]*EXP(-LN(2)*[.I15]/[.D15])" office:value-type="float" office:value="3686.96966009484" calcext:value-type="float">
            <text:p>3686,97</text:p>
          </table:table-cell>
          <table:table-cell office:value-type="float" office:value="1800" calcext:value-type="float">
            <text:p>1800</text:p>
          </table:table-cell>
          <table:table-cell table:formula="of:=[.J15]*[.K15]" office:value-type="float" office:value="6636545.38817072" calcext:value-type="float">
            <text:p>6636545</text:p>
          </table:table-cell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52Eu</text:p>
          </table:table-cell>
          <table:table-cell table:style-name="ce35" office:value-type="string" calcext:value-type="string">
            <text:p>13,517 anos</text:p>
          </table:table-cell>
          <table:table-cell table:style-name="ce41" table:formula="of:=13.517*365.25*24*3600" office:value-type="float" office:value="426564079.2" calcext:value-type="float">
            <text:p>4,2656E+08</text:p>
          </table:table-cell>
          <table:table-cell table:style-name="ce35" office:value-type="float" office:value="4050" calcext:value-type="float">
            <text:p>4050</text:p>
          </table:table-cell>
          <table:table-cell table:style-name="ce35" office:value-type="string" calcext:value-type="string">
            <text:p>28/06/2022</text:p>
          </table:table-cell>
          <table:table-cell office:value-type="string" calcext:value-type="string">
            <text:p>17/07/2024 @ 16h09</text:p>
          </table:table-cell>
          <table:table-cell table:style-name="ce43" table:formula="of:=(365+366+19)*24+3.1" office:value-type="float" office:value="18003.1" calcext:value-type="float">
            <text:p>18003,1</text:p>
          </table:table-cell>
          <table:table-cell table:formula="of:=[.H16]*3600" office:value-type="float" office:value="64811160" calcext:value-type="float">
            <text:p>6,4811E+07</text:p>
          </table:table-cell>
          <table:table-cell table:formula="of:=[.E16]*EXP(-LN(2)*[.I16]/[.D16])" office:value-type="float" office:value="3645.16525187396" calcext:value-type="float">
            <text:p>3645,17</text:p>
          </table:table-cell>
          <table:table-cell office:value-type="float" office:value="900" calcext:value-type="float">
            <text:p>900</text:p>
          </table:table-cell>
          <table:table-cell table:formula="of:=[.J16]*[.K16]" office:value-type="float" office:value="3280648.72668656" calcext:value-type="float">
            <text:p>3280649</text:p>
          </table:table-cell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133Ba</text:p>
          </table:table-cell>
          <table:table-cell table:style-name="ce36" office:value-type="string" calcext:value-type="string">
            <text:p>10,551 anos</text:p>
          </table:table-cell>
          <table:table-cell table:style-name="ce42" table:formula="of:=10.551*365.25*24*3600" office:value-type="float" office:value="332964237.6" calcext:value-type="float">
            <text:p>3,3296E+08</text:p>
          </table:table-cell>
          <table:table-cell table:style-name="ce36" office:value-type="float" office:value="4218" calcext:value-type="float">
            <text:p>4218</text:p>
          </table:table-cell>
          <table:table-cell table:style-name="ce36" office:value-type="string" calcext:value-type="string">
            <text:p>30/06/2022</text:p>
          </table:table-cell>
          <table:table-cell table:style-name="ce10" office:value-type="string" calcext:value-type="string">
            <text:p>17/07/2024 @ 16h27</text:p>
          </table:table-cell>
          <table:table-cell table:style-name="ce10" table:formula="of:=(365+366+17)*24+3.5" office:value-type="float" office:value="17955.5" calcext:value-type="float">
            <text:p>17955,5</text:p>
          </table:table-cell>
          <table:table-cell table:style-name="ce13" table:formula="of:=[.H17]*3600" office:value-type="float" office:value="64639800" calcext:value-type="float">
            <text:p>6,4640E+07</text:p>
          </table:table-cell>
          <table:table-cell table:style-name="ce16" table:formula="of:=[.E17]*EXP(-LN(2)*[.I17]/[.D17])" office:value-type="float" office:value="3686.94202898635" calcext:value-type="float">
            <text:p>3686,94</text:p>
          </table:table-cell>
          <table:table-cell table:style-name="ce10" office:value-type="float" office:value="600" calcext:value-type="float">
            <text:p>600</text:p>
          </table:table-cell>
          <table:table-cell table:style-name="ce20" table:formula="of:=[.J17]*[.K17]" office:value-type="float" office:value="2212165.21739181" calcext:value-type="float">
            <text:p>2212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-00-0000</text:date>, <text:time style:data-style-name="N2" text:time-value="13:09:37.680724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5:59:30.224716451</meta:creation-date>
    <dc:date>2024-11-06T18:18:10.971164208</dc:date>
    <meta:editing-duration>PT4H42M18S</meta:editing-duration>
    <meta:editing-cycles>4</meta:editing-cycles>
    <meta:generator>LibreOffice/6.4.7.2$Linux_X86_64 LibreOffice_project/40$Build-2</meta:generator>
    <meta:document-statistic meta:table-count="1" meta:cell-count="192" meta:object-count="0"/>
  </office:meta>
</office:document-meta>
</file>